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Requisitos de Inscrição</text:span></text:p>
      <text:p text:style-name="P1"><text:span text:style-name="T2"/></text:p>
      <text:p text:style-name="P1"><text:span text:style-name="T3">1.1 Registrar o ID do jogo;</text:span></text:p>
      <text:p text:style-name="P1"><text:span text:style-name="T3">1.2 Registrar o NickName idêntico ao jogo;</text:span></text:p>
      <text:p text:style-name="P1"><text:span text:style-name="T4"/></text:p>
      <text:p text:style-name="P1"><text:span text:style-name="T5">Sobre as Partidas</text:span></text:p>
      <text:p text:style-name="P1"><text:span text:style-name="T6"/></text:p>
      <text:p text:style-name="P1"><text:span text:style-name="T7">2.1 Modo MATA-MATA (partida personalizada);</text:span></text:p>
      <text:p text:style-name="P1"><text:span text:style-name="T7">2.2 TOTAL de 3 partidas</text:span></text:p>
      <text:p text:style-name="P1"><text:span text:style-name="T7"><text:tab/>2.2.1 Ao final de 3 partidas, quem tiver 2 vitórias vence, se der empate, quem somar mais pontos de combate vence;</text:span></text:p>
      <text:p text:style-name="P1"><text:span text:style-name="T7"><text:tab/>2.2.2 As primeiras 2 partidas serão em HOST alternadas;</text:span></text:p>
      <text:p text:style-name="P1"><text:span text:style-name="T7"><text:tab/>2.2.3 Caso precise da terceira, o jogador com mais pontos somados tem o direito da host;</text:span></text:p>
      <text:p text:style-name="P1"><text:span text:style-name="T8"/></text:p>
      <text:p text:style-name="P1"><text:span text:style-name="T9">Sobre os Equipamentos</text:span></text:p>
      <text:p text:style-name="P1"><text:span text:style-name="T10"/></text:p>
      <text:p text:style-name="P1"><text:span text:style-name="T11">3.1 Apenas granadas básicas;</text:span></text:p>
      <text:p text:style-name="P1"><text:span text:style-name="T11">3.2 Kit médico a escolha do jogador;</text:span></text:p>
      <text:p text:style-name="P1"><text:span text:style-name="T11">3.3 Apenas Radar e Anti Radar;</text:span></text:p>
      <text:p text:style-name="P1"><text:span text:style-name="T11">3.4 Todas as armas permitidas;</text:span></text:p>
      <text:p text:style-name="P1"><text:span text:style-name="T11">3.5 Todos os coletes Permitidos;</text:span></text:p>
      <text:p text:style-name="P1"><text:span text:style-name="T12"/></text:p>
      <text:p text:style-name="P1"><text:span text:style-name="T13">Sobre o Torneio</text:span></text:p>
      <text:p text:style-name="P1"><text:span text:style-name="T14"/></text:p>
      <text:p text:style-name="P1"><text:span text:style-name="T15">4.1 Formato mundial de Seleções;</text:span></text:p>
      <text:p text:style-name="P1"><text:span text:style-name="T15">4.2 Seleção de cabeça de chaves (Feito pela organização);</text:span></text:p>
      <text:p text:style-name="P1"><text:span text:style-name="T15">4.3 Sorteio dos grupos;</text:span></text:p>
      <text:p text:style-name="P1"><text:span text:style-name="T15">4.4 32 jogadores;</text:span></text:p>
      <text:p text:style-name="P1"><text:span text:style-name="T15">4.5 8 grupos com 4 jogadores;</text:span></text:p>
      <text:p text:style-name="P1"><text:span text:style-name="T15">4.6 Todos do grupo se enfrentam;</text:span></text:p>
      <text:p text:style-name="P1"><text:span text:style-name="T15">4.7 Os 2 primeiros se Classificam;</text:span></text:p>
      <text:p text:style-name="P1"><text:span text:style-name="T15">4.8 O primeiro colocado se encontra com o segundo colocado do grupo ao lado;</text:span></text:p>
      <text:p text:style-name="P1"><text:span text:style-name="T15">4.9 Chaves pré definidas;</text:span></text:p>
      <text:p text:style-name="P1"><text:span text:style-name="T16"/></text:p>
      <text:p text:style-name="P1"><text:span text:style-name="T17">Sobre as Datas</text:span></text:p>
      <text:p text:style-name="P1"><text:span text:style-name="T18"/></text:p>
      <text:p text:style-name="P1"><text:span text:style-name="T19">5.1 A rodada terá uma duração de 1 semana;</text:span></text:p>
      <text:p text:style-name="P1"><text:span text:style-name="T19">5.2 Iniciando na sexta-feira;</text:span></text:p>
      <text:p text:style-name="P1"><text:span text:style-name="T19">5.3 Caso o jogador não atenda aos chamados para marcação de batalha, perderá por WO;</text:span></text:p>
      <text:p text:style-name="P1"><text:span text:style-name="T19">5.4 A não realização da batalha de forma intencional dos jogadores implicará em empate;</text:span></text:p>
      <text:p text:style-name="P1"><text:span text:style-name="T20"/></text:p>
      <text:p text:style-name="P1"><text:span text:style-name="T21">Pontuação</text:span></text:p>
      <text:p text:style-name="P1"><text:span text:style-name="T22"/></text:p>
      <text:p text:style-name="P1"><text:span text:style-name="T23">6.1 Vitória Perfeita: 3 pontos;</text:span></text:p>
      <text:p text:style-name="P1"><text:span text:style-name="T23">6.2 Vitória (2x1): 2 pontos; (caso o jogador ganhe pelo placar de 2 x 1, ganha apenas 2 pontos)</text:span></text:p>
      <text:p text:style-name="P1"><text:span text:style-name="T23">6.3 Empate: 1 ponto;</text:span></text:p>
      <text:p text:style-name="P1"><text:span text:style-name="T23">6.4 Derrota (1x2): 1 ponto;</text:span></text:p>
      <text:p text:style-name="P1"><text:span text:style-name="T23">6.5 Derrota (0x2): 0 ponto;</text:span></text:p>
      <text:p text:style-name="P1"><text:span text:style-name="T23">6.6 Critério de desempate será usado os pontos de combate;</text:span></text:p>
      <text:p text:style-name="P1"><text:span text:style-name="T24"/></text:p>
      <text:p text:style-name="P1"><text:span text:style-name="T25">Validação</text:span></text:p>
      <text:p text:style-name="P1"><text:span text:style-name="T26"/></text:p>
      <text:p text:style-name="P1"><text:span text:style-name="T27">7.1 A partida só terá validação se forem enviados as Capturas de Tela das batalhas jogadas;</text:span></text:p>
      <text:p text:style-name="P1"><text:span text:style-name="T27">7.2 O único canal para envio será por meio de mensagem privada dos organizadores;</text:span></text:p>
      <text:p text:style-name="P1"><text:span text:style-name="T28"/></text:p>
      <text:p text:style-name="P1"><text:span text:style-name="T29">Punição</text:span></text:p>
      <text:p text:style-name="P1"><text:span text:style-name="T30"/></text:p>
      <text:p text:style-name="P1"><text:span text:style-name="T31">8.1 Caso o jogador descumpra uma das regras de equipamentos, perderá a PARTIDA em questão pelo placar de combate de 200 x 0;</text:span></text:p>
      <text:p text:style-name="P1"><text:span text:style-name="T31">8.2 O jogador não poderá mudar de NickName sem aviso prévio aos organizadores. Se iniciar uma rodada com um Nome diferente, a rodada será anulada e seu adversário vencerá por WO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